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Lohit Hindi1" svg:font-family="'Lohit Hindi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draw:fit-to-size="shrink-to-fit" style:run-through="foreground"/>
    </style:style>
    <style:style style:name="gr3" style:family="graphic">
      <style:graphic-properties draw:stroke="none" svg:stroke-color="#000000" draw:fill="none" draw:fill-color="#ffffff" fo:min-height="0.7398in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5728in" style:run-through="foreground"/>
    </style:style>
    <style:style style:name="gr6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7" style:family="graphic">
      <style:graphic-properties draw:stroke="none" svg:stroke-color="#000000" draw:fill="none" draw:fill-color="#ffffff" fo:min-height="0.4354in" style:run-through="foreground"/>
    </style:style>
    <style:style style:name="gr8" style:family="graphic">
      <style:graphic-properties draw:stroke="none" svg:stroke-color="#000000" draw:fill="none" draw:fill-color="#ffffff" fo:min-height="0.552in" style:run-through="foreground"/>
    </style:style>
    <style:style style:name="gr9" style:family="graphic">
      <style:graphic-properties draw:stroke="none" svg:stroke-color="#000000" draw:fill="none" draw:fill-color="#ffffff" fo:min-height="0.4689in" style:run-through="foreground"/>
    </style:style>
    <style:style style:name="gr10" style:family="graphic">
      <style:graphic-properties draw:stroke="none" svg:stroke-color="#000000" draw:fill="none" draw:fill-color="#ffffff" fo:min-height="0.2291in" style:run-through="foreground"/>
    </style:style>
    <style:style style:name="gr11" style:family="graphic">
      <style:graphic-properties draw:stroke="none" svg:stroke-color="#000000" draw:fill="none" draw:fill-color="#ffffff" fo:min-height="1.1354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1.6043in" svg:height="1.3441in" svg:x="2.8528in" svg:y="2.2972in"><text:p/></draw:rect><draw:frame draw:style-name="gr3" draw:text-style-name="P2" svg:width="1.0421in" svg:height="0.7398in" svg:x="3.1969in" svg:y="2.5579in"><draw:text-box><text:p text:style-name="P2"><text:span text:style-name="T1">Numpy,</text:span></text:p><text:p text:style-name="P2"><text:span text:style-name="T1">scipy, plotting, etc</text:span></text:p></draw:text-box></draw:frame><draw:rect draw:style-name="gr4" draw:text-style-name="P1" svg:width="1.0421in" svg:height="0.8441in" svg:x="0.4571in" svg:y="2.3701in"><text:p/></draw:rect><draw:frame draw:style-name="gr5" draw:text-style-name="P2" svg:width="0.8335in" svg:height="0.5843in" svg:x="0.5925in" svg:y="2.5055in"><draw:text-box><text:p text:style-name="P2"><text:span text:style-name="T1">Data stored in a file</text:span></text:p></draw:text-box></draw:frame><draw:line draw:style-name="gr6" draw:text-style-name="P1" svg:x1="1.4988in" svg:y1="2.7555in" svg:x2="2.8531in" svg:y2="2.7657in"><text:p/></draw:line><draw:frame draw:style-name="gr7" svg:width="1.1252in" svg:height="0.4358in" svg:x="1.6134in" svg:y="2.1744in"><draw:text-box><text:p><text:span text:style-name="T2">FILE OPERATIONS</text:span> </text:p></draw:text-box></draw:frame><draw:rect draw:style-name="gr4" draw:text-style-name="P1" svg:width="1.0421in" svg:height="0.8232in" svg:x="3.1843in" svg:y="0.4744in"><text:p/></draw:rect><draw:frame draw:style-name="gr8" draw:text-style-name="P2" svg:width="0.8335in" svg:height="0.5524in" svg:x="3.3091in" svg:y="0.589in"><draw:text-box><text:p><text:span text:style-name="T1">Raw data</text:span></text:p></draw:text-box></draw:frame><draw:line draw:style-name="gr6" draw:text-style-name="P1" svg:x1="3.6343in" svg:y1="1.2972in" svg:x2="3.6343in" svg:y2="2.2972in"><text:p/></draw:line><draw:frame draw:style-name="gr9" draw:text-style-name="P3" svg:width="1.4795in" svg:height="0.4689in" svg:x="3.7382in" svg:y="1.4744in"><draw:text-box><text:p><text:span text:style-name="T2">PRE PROCESSING – USING PARSING</text:span></text:p></draw:text-box></draw:frame><draw:rect draw:style-name="gr4" draw:text-style-name="P1" svg:width="1.0421in" svg:height="0.8441in" svg:x="5.576in" svg:y="2.3701in"><text:p/></draw:rect><draw:frame draw:style-name="gr5" draw:text-style-name="P2" svg:width="0.8335in" svg:height="0.5843in" svg:x="5.7114in" svg:y="2.5055in"><draw:text-box><text:p text:style-name="P2"><text:span text:style-name="T1">Data stored in a file</text:span></text:p></draw:text-box></draw:frame><draw:line draw:style-name="gr6" draw:text-style-name="P1" svg:x1="4.4571in" svg:y1="2.7661in" svg:x2="5.6091in" svg:y2="2.7661in"><text:p/></draw:line><draw:frame draw:style-name="gr7" svg:width="1.348in" svg:height="0.4358in" svg:x="4.5299in" svg:y="2.1744in"><draw:text-box><text:p><text:span text:style-name="T2">FILE OPERATIONS</text:span> </text:p></draw:text-box></draw:frame><draw:rect draw:style-name="gr4" draw:text-style-name="P1" svg:width="1.7398in" svg:height="1.5213in" svg:x="0.8843in" svg:y="4.1827in"><text:p/></draw:rect><draw:frame draw:style-name="gr10" draw:text-style-name="P3" svg:width="1.0421in" svg:height="0.2295in" svg:x="1.2382in" svg:y="3.8807in"><draw:text-box><text:p><text:span text:style-name="T2">BATCH FILES</text:span></text:p></draw:text-box></draw:frame><draw:frame draw:style-name="gr11" draw:text-style-name="P2" svg:width="1.5732in" svg:height="1.1677in" svg:x="0.978in" svg:y="4.4016in"><draw:text-box><text:p text:style-name="P2"><text:span text:style-name="T1">*Read from file...</text:span></text:p><text:p text:style-name="P2"><text:span text:style-name="T1">*Scipy/numpy..</text:span></text:p><text:p text:style-name="P2"><text:span text:style-name="T1">*Plot ..</text:span></text:p><text:p text:style-name="P2"><text:span text:style-name="T1">*Write to file..</text:span></text:p><text:p text:style-name="P2"><text:span text:style-name="T1">*Copy file somewhere...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Lohit Hindi1" svg:font-family="'Lohit Hindi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huguna </meta:initial-creator>
    <meta:creation-date>2012-10-23T07:16:35</meta:creation-date>
    <meta:document-statistic meta:table-count="0" meta:image-count="0" meta:object-count="0" meta:page-count="1" meta:paragraph-count="0" meta:word-count="0" meta:character-count="0"/>
    <dc:date>2012-10-23T07:46:04</dc:date>
    <dc:creator>bahuguna </dc:creator>
    <meta:editing-duration>PT00H14M18S</meta:editing-duration>
    <meta:editing-cycles>1</meta:editing-cycles>
    <meta:generator>OpenOffice.org/3.2$Linux OpenOffice.org_project/320m19$Build-9505</meta:generator>
  </office:meta>
</office:document-meta>
</file>